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50000019EE60BB3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fbdf4"/>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e4c7a"/>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4c7a"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officeooo:rsid="003e4c7a"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bold"/>
    </style:style>
    <style:style style:name="T16" style:family="text">
      <style:text-properties officeooo:rsid="0030a31b"/>
    </style:style>
    <style:style style:name="T17" style:family="text">
      <style:text-properties officeooo:rsid="003a552b"/>
    </style:style>
    <style:style style:name="T18" style:family="text">
      <style:text-properties officeooo:rsid="00205d22"/>
    </style:style>
    <style:style style:name="T19" style:family="text">
      <style:text-properties officeooo:rsid="00417e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7">Standard</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2">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8">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3fbdf4"/>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14pt" style:font-size-asian="14pt" style:font-size-complex="14pt"/>
    </style:style>
    <style:style style:name="MT2" style:family="text">
      <style:text-properties fo:font-size="14pt" officeooo:rsid="003a552b"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officeooo:rsid="00417e20"/>
    </style:style>
    <style:style style:name="MT6"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4c7a"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E60BB39F.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1">NMRA </text:span><text:span text:style-name="MT2">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Function De<text:span text:style-name="MT5">scription</text:spa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1">8</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44M45S</meta:editing-duration>
    <meta:generator>LibreOffice/24.2.0.3$Linux_X86_64 LibreOffice_project/420$Build-3</meta:generator>
    <dc:date>2024-07-24T08:40:56.860204084</dc:date>
    <meta:printed-by>Bob Jacobsen</meta:printed-by>
    <meta:print-date>2010-09-15T08:46:04</meta:print-date>
    <dc:creator>Balazs Racz</dc:creator>
    <meta:document-statistic meta:table-count="2" meta:image-count="1" meta:object-count="0" meta:page-count="2" meta:paragraph-count="34" meta:word-count="1146" meta:character-count="7760" meta:non-whitespace-character-count="6622"/>
  </office:meta>
</office:document-meta>
</file>